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7">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</text:p>
      <text:p text:style-name="P17">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</text:p>
      <text:p text:style-name="P17">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</text:p>
      <text:p text:style-name="P17">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</text:p>
      <text:p text:style-name="P17">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</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dnote" style:display-name="Endnote" style:family="paragraph" style:next-style-name=""/>
    <style:style style:name="Footnote" style:display-name="Footnote" style:family="paragraph" style:next-style-nam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85</meta:editing-cycles>
    <dc:date>2022-01-14T17:29:08</dc:date>
    <meta:creation-date>2008-08-22T11:41:04</meta:creation-date>
  </office:meta>
</office:document-meta>
</file>